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642cm" table:align="left"/>
    </style:style>
    <style:style style:name="Table1.A" style:family="table-column">
      <style:table-column-properties style:column-width="7.99cm"/>
    </style:style>
    <style:style style:name="Table1.B" style:family="table-column">
      <style:table-column-properties style:column-width="0.847cm"/>
    </style:style>
    <style:style style:name="Table1.C" style:family="table-column">
      <style:table-column-properties style:column-width="7.805cm"/>
    </style:style>
    <style:style style:name="Table2" style:family="table">
      <style:table-properties style:width="7.805cm" style:rel-width="100%" table:align="left"/>
    </style:style>
    <style:style style:name="Table2.A" style:family="table-column">
      <style:table-column-properties style:column-width="7.805cm" style:rel-column-width="65535*"/>
    </style:style>
    <style:style style:name="Table2.A1" style:family="table-cell">
      <style:table-cell-properties style:vertical-align="middle"/>
    </style:style>
    <style:style style:name="P1" style:family="paragraph" style:parent-style-name="Text_20_body">
      <style:paragraph-properties fo:text-align="center" style:justify-single-word="false"/>
      <style:text-properties fo:font-size="16pt" fo:language="en" fo:country="US" fo:font-weight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.106cm" fo:line-height="150%"/>
    </style:style>
    <style:style style:name="P4" style:family="paragraph" style:parent-style-name="Text_20_body">
      <style:paragraph-properties fo:margin-top="0cm" fo:margin-bottom="0.106cm" fo:line-height="150%" fo:text-align="center" style:justify-single-word="false"/>
    </style:style>
    <style:style style:name="P5" style:family="paragraph" style:parent-style-name="Text_20_body">
      <style:paragraph-properties fo:margin-top="0cm" fo:margin-bottom="0.106cm" fo:line-height="150%" fo:text-align="justify" style:justify-single-word="false"/>
    </style:style>
    <style:style style:name="P6" style:family="paragraph" style:parent-style-name="Text_20_body">
      <style:paragraph-properties fo:margin-top="0cm" fo:margin-bottom="0.106cm" fo:line-height="150%" fo:text-align="justify" style:justify-single-word="false"/>
      <style:text-properties fo:font-size="12pt" fo:language="en" fo:country="US"/>
    </style:style>
    <style:style style:name="P7" style:family="paragraph" style:parent-style-name="Text_20_body">
      <style:paragraph-properties fo:margin-left="5.251cm" fo:margin-right="0cm" fo:margin-top="0cm" fo:margin-bottom="0.106cm" fo:line-height="150%" fo:text-indent="-5.239cm" style:auto-text-indent="false"/>
    </style:style>
    <style:style style:name="P8" style:family="paragraph" style:parent-style-name="Text_20_body">
      <style:paragraph-properties fo:margin-left="0cm" fo:margin-right="0cm" fo:margin-top="0cm" fo:margin-bottom="0.106cm" fo:line-height="150%" fo:text-align="justify" style:justify-single-word="false" fo:text-indent="-0.635cm" style:auto-text-indent="false"/>
    </style:style>
    <style:style style:name="P9" style:family="paragraph" style:parent-style-name="Text_20_body">
      <style:paragraph-properties fo:margin-left="0cm" fo:margin-right="0cm" fo:margin-top="0cm" fo:margin-bottom="0.106cm" fo:line-height="150%" fo:text-align="justify" style:justify-single-word="false" fo:text-indent="1.27cm" style:auto-text-indent="false"/>
      <style:text-properties fo:font-size="12pt" fo:language="en" fo:country="US"/>
    </style:style>
    <style:style style:name="P10" style:family="paragraph" style:parent-style-name="Heading_20_5">
      <style:paragraph-properties fo:line-height="115%"/>
    </style:style>
    <style:style style:name="P11" style:family="paragraph" style:parent-style-name="Heading_20_5">
      <style:paragraph-properties fo:line-height="115%" fo:text-align="justify" style:justify-single-word="false"/>
    </style:style>
    <style:style style:name="P12" style:family="paragraph" style:parent-style-name="Heading_20_5">
      <style:paragraph-properties fo:margin-top="0cm" fo:margin-bottom="0cm" fo:line-height="100%" fo:padding="0cm" fo:border="none"/>
    </style:style>
    <style:style style:name="P13" style:family="paragraph" style:parent-style-name="Table_20_Contents">
      <style:paragraph-properties fo:margin-top="0cm" fo:margin-bottom="0cm" fo:line-height="100%" fo:padding="0cm" fo:border="none"/>
      <style:text-properties fo:font-size="12pt"/>
    </style:style>
    <style:style style:name="P14" style:family="paragraph" style:parent-style-name="Table_20_Contents">
      <style:paragraph-properties fo:margin-top="0cm" fo:margin-bottom="0cm" fo:line-height="100%" fo:padding="0cm" fo:border="none"/>
      <style:text-properties fo:font-size="12pt" fo:language="en" fo:country="US"/>
    </style:style>
    <style:style style:name="P15" style:family="paragraph" style:parent-style-name="Table_20_Contents">
      <style:paragraph-properties fo:margin-top="0cm" fo:margin-bottom="0cm" fo:line-height="100%" fo:padding="0cm" fo:border="none"/>
      <style:text-properties fo:font-size="12pt" style:text-underline-style="solid" style:text-underline-width="auto" style:text-underline-color="font-color" fo:font-weight="bold"/>
    </style:style>
    <style:style style:name="P16" style:family="paragraph" style:parent-style-name="Table_20_Contents">
      <style:paragraph-properties fo:margin-top="0cm" fo:margin-bottom="0cm" fo:line-height="100%" fo:padding="0cm" fo:border="none"/>
    </style:style>
    <style:style style:name="P17" style:family="paragraph" style:parent-style-name="Table_20_Contents">
      <style:paragraph-properties fo:margin-top="0cm" fo:margin-bottom="0cm" fo:line-height="100%"/>
    </style:style>
    <style:style style:name="T1" style:family="text">
      <style:text-properties fo:font-size="12pt"/>
    </style:style>
    <style:style style:name="T2" style:family="text">
      <style:text-properties fo:font-size="12pt" fo:language="en" fo:country="US"/>
    </style:style>
    <style:style style:name="T3" style:family="text">
      <style:text-properties fo:font-size="12pt" fo:language="en" fo:country="US" fo:font-weight="bold"/>
    </style:style>
    <style:style style:name="T4" style:family="text">
      <style:text-properties fo:font-size="12pt" fo:language="en" fo:country="US" style:text-underline-style="solid" style:text-underline-width="auto" style:text-underline-color="font-color" fo:font-weight="bold"/>
    </style:style>
    <style:style style:name="T5" style:family="text">
      <style:text-properties fo:font-size="12pt" fo:font-weight="bold"/>
    </style:style>
    <style:style style:name="T6" style:family="text">
      <style:text-properties fo:font-size="12pt" style:text-underline-style="solid" style:text-underline-width="auto" style:text-underline-color="font-color" fo:font-weight="bold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font-size="12pt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RAT PERNYATAAN</text:p>
      <text:p text:style-name="P2"> </text:p>
      <text:p text:style-name="P4"> </text:p>
      <text:p text:style-name="P3"><text:span text:style-name="T2">Saya yang bertanda tangan di</text:span> <text:span text:style-name="T2">bawah ini :</text:span></text:p>
      <text:p text:style-name="P3"><text:span text:style-name="T2">Nama                                        : </text:span> <text:span text:style-name="T1">[onshow.nama1]</text:span></text:p>
      <text:p text:style-name="P3"><text:span text:style-name="T2">Nomor Induk Mahasiswa         :  </text:span><text:span text:style-name="T1">14/363757/TK/41781</text:span></text:p>
      <text:p text:style-name="P3"><text:span text:style-name="T2">Departemen                              : </text:span> <text:span text:style-name="T1">Teknik Elektro dan Teknologi Informasi</text:span></text:p>
      <text:p text:style-name="P3"><text:span text:style-name="T2">Program Studi                          : </text:span> <text:span text:style-name="T1">S1 Teknik Elektro</text:span></text:p>
      <text:p text:style-name="P3"><text:span text:style-name="T2">Perguruan Tinggi                      : </text:span> <text:span text:style-name="T1">Universitas Gadjah Mada</text:span></text:p>
      <text:p text:style-name="P3"><text:span text:style-name="T2">Tempat/Tanggal lahir                : </text:span> <text:span text:style-name="T1">Bontang, 27 April 1996</text:span></text:p>
      <text:p text:style-name="P7"><text:span text:style-name="T2">Alamat                                      : </text:span> <text:span text:style-name="T1">Jl. Pogung Raya 272D, SIA XVI RT10 RW 50, Sleman, DIY</text:span></text:p>
      <text:p text:style-name="P5">                </text:p>
      <text:p text:style-name="P6">Menyatakan dengan sesungguhnya bahwa saya,</text:p>
      <text:p text:style-name="P8"><text:span text:style-name="T1">1.</text:span><text:span text:style-name="T8">      </text:span><text:span text:style-name="T2">Tidak sedang mengajukan/menerima beasiswa/Ikatan Dinas lain </text:span></text:p>
      <text:p text:style-name="P8"><text:span text:style-name="T1">2.</text:span><text:span text:style-name="T8">      </text:span><text:span text:style-name="T2">Sanggup tidak cuti kuliah selama proses permohonan dan periode penerimaan beasiswa</text:span></text:p>
      <text:p text:style-name="P8"><text:span text:style-name="T1">3.</text:span><text:span text:style-name="T8">      </text:span><text:span text:style-name="T1">Membutuhkan bantuan finansial untuk melanjutkan studi di Universitas Gadjah Mada</text:span></text:p>
      <text:p text:style-name="P5"> </text:p>
      <text:p text:style-name="P5"><text:span text:style-name="T2">Surat Pernyataan ini dibuat untuk keperluan kelengkapan berkas pengajuan </text:span><text:span text:style-name="T3">Beasiswa </text:span><text:span text:style-name="T5">Djarum Plus 2016/2017</text:span></text:p>
      <text:p text:style-name="P9">Demikian surat ini saya buat dengan sesungguhnya. Apabila saya melanggar pernyataan tersebut, saya bersedia diberikan sanksi sesuai dengan peraturan yang berlaku.</text:p>
      <text:h text:style-name="P10" text:outline-level="5"> </text:h>
      <text:h text:style-name="P10" text:outline-level="5">                                                                                                  <text:span text:style-name="T7">Yogyakarta, </text:span>17 Mei 2016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office:value-type="string">
            <text:p text:style-name="P13">Mengetahui,</text:p>
            <text:p text:style-name="P16"><text:span text:style-name="T2">Wakil Dekan Bidang</text:span> <text:span text:style-name="T1">Akademik dan Kemahasiswaan </text:span></text:p>
            <text:p text:style-name="P14">Fakultas Teknik </text:p>
            <text:p text:style-name="P14">Universitas Gadjah Mada</text:p>
            <text:p text:style-name="P16"> </text:p>
          </table:table-cell>
          <table:table-cell office:value-type="string">
            <text:p text:style-name="P16"> </text:p>
          </table:table-cell>
          <table:table-cell office:value-type="string">
            <text:h text:style-name="P12" text:outline-level="5">Hormat Saya,</text:h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7">Materai 6000</text:p>
                </table:table-cell>
              </table:table-row>
            </table:table>
            <text:p text:style-name="P13">Yang membuat pernyataan</text:p>
          </table:table-cell>
        </table:table-row>
        <table:table-row>
          <table:table-cell office:value-type="string">
            <text:p text:style-name="P16"> </text:p>
            <text:p text:style-name="P16"> </text:p>
            <text:p text:style-name="P16"> </text:p>
          </table:table-cell>
          <table:table-cell office:value-type="string">
            <text:p text:style-name="P16"> </text:p>
          </table:table-cell>
          <table:table-cell office:value-type="string">
            <text:p text:style-name="P16"> </text:p>
          </table:table-cell>
        </table:table-row>
        <table:table-row>
          <table:table-cell office:value-type="string">
            <text:p text:style-name="P16"><text:span text:style-name="T4">Ir. M</text:span><text:span text:style-name="T6">.</text:span><text:span text:style-name="T9"> </text:span><text:span text:style-name="T4">Waziz Wildan, M.Sc,</text:span><text:span text:style-name="T9"> </text:span><text:span text:style-name="T4">Ph.D.</text:span></text:p>
            <text:p text:style-name="P14">NIP  196805121994031003</text:p>
          </table:table-cell>
          <table:table-cell office:value-type="string">
            <text:p text:style-name="P16">         </text:p>
          </table:table-cell>
          <table:table-cell office:value-type="string">
            <text:p text:style-name="P15">Aria Rangga Suryamanggala</text:p>
            <text:p text:style-name="P13">14/363757/TK/41781</text:p>
          </table:table-cell>
        </table:table-row>
      </table:table>
      <text:h text:style-name="P11" text:outline-level="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Lucida Sans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28T00:35:28.73</meta:creation-date>
    <dc:date>2016-05-28T00:37:03.25</dc:date>
    <meta:editing-duration>PT1M34S</meta:editing-duration>
    <meta:editing-cycles>2</meta:editing-cycles>
    <meta:generator>OpenOffice/4.1.2$Win32 OpenOffice.org_project/412m3$Build-9782</meta:generator>
    <meta:document-statistic meta:table-count="2" meta:image-count="0" meta:object-count="0" meta:page-count="1" meta:paragraph-count="40" meta:word-count="161" meta:character-count="1484"/>
  </office:meta>
</office:document-meta>
</file>